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950e" draw:textarea-horizontal-align="justify" draw:textarea-vertical-align="middle" draw:auto-grow-height="false" fo:min-height="5.75cm" fo:min-width="5.5cm"/>
    </style:style>
    <style:style style:name="gr2" style:family="graphic" style:parent-style-name="standard">
      <style:graphic-properties draw:textarea-horizontal-align="justify" draw:textarea-vertical-align="middle" draw:auto-grow-height="false" fo:min-height="6.75cm" fo:min-width="6.5cm"/>
    </style:style>
    <style:style style:name="gr3" style:family="graphic" style:parent-style-name="standard">
      <style:graphic-properties draw:fill="solid" draw:fill-color="#990099" draw:textarea-horizontal-align="justify" draw:textarea-vertical-align="middle" draw:auto-grow-height="false" fo:min-height="5.75cm" fo:min-width="5.5cm"/>
    </style:style>
    <style:style style:name="gr4" style:family="graphic" style:parent-style-name="standard">
      <style:graphic-properties draw:fill="solid" draw:fill-color="#669900" draw:textarea-horizontal-align="justify" draw:textarea-vertical-align="middle" draw:auto-grow-height="false" fo:min-height="6.75cm" fo:min-width="6.5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950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90099"/>
      <style:paragraph-properties fo:text-align="center"/>
    </style:style>
    <style:style style:name="P4" style:family="paragraph">
      <loext:graphic-properties draw:fill="solid" draw:fill-color="#669900"/>
      <style:paragraph-properties fo:text-align="center"/>
    </style:style>
    <style:style style:name="P5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cm" svg:height="6cm" draw:transform="rotate (0.188321026290188) translate (17.939cm 5.047cm)">
          <text:p/>
          <draw:enhanced-geometry svg:viewBox="0 0 21600 21600" draw:mirror-vertical="true" draw:mirror-horizontal="false" draw:type="block-arc" draw:modifiers="133.286479950661 9793.2096058865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2" draw:layer="layout" svg:width="7cm" svg:height="7cm" svg:x="17.948cm" svg:y="3.933cm">
          <text:p/>
          <draw:enhanced-geometry svg:viewBox="0 0 21600 21600" draw:mirror-vertical="true" draw:type="block-arc" draw:modifiers="134.949905342152 9980.9054170290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6cm" svg:height="6cm" draw:transform="rotate (-2.94297418471284) translate (24.98cm 9.816cm)">
          <text:p/>
          <draw:enhanced-geometry svg:viewBox="0 0 21600 21600" draw:mirror-vertical="true" draw:mirror-horizontal="false" draw:type="block-arc" draw:modifiers="-130.77767175465 9955.6911488538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7cm" svg:height="7cm" draw:transform="rotate (-3.12640828909744) translate (25cm 10.889cm)">
          <text:p/>
          <draw:enhanced-geometry svg:viewBox="0 0 21600 21600" draw:mirror-vertical="true" draw:type="block-arc" draw:modifiers="-131.857891539436 10109.54384719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6cm" svg:height="6cm" draw:transform="rotate (-2.94297418471284) translate (10.186cm 8.618cm)">
          <text:p/>
          <draw:enhanced-geometry svg:viewBox="0 0 21600 21600" draw:mirror-vertical="true" draw:mirror-horizontal="false" draw:type="block-arc" draw:modifiers="-130.77767175465 9955.6911488538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7cm" svg:height="7cm" draw:transform="rotate (-3.12640828909744) translate (10.206cm 9.691cm)">
          <text:p/>
          <draw:enhanced-geometry svg:viewBox="0 0 21600 21600" draw:mirror-vertical="true" draw:mirror-horizontal="false" draw:type="block-arc" draw:modifiers="-131.857891539436 10109.54384719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6cm" svg:height="6cm" draw:transform="rotate (0.188321026290188) translate (2.945cm 8.149cm)">
          <text:p/>
          <draw:enhanced-geometry svg:viewBox="0 0 21600 21600" draw:mirror-vertical="true" draw:mirror-horizontal="false" draw:type="block-arc" draw:modifiers="133.286479950661 9793.2096058865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2" draw:layer="layout" svg:width="7cm" svg:height="7cm" svg:x="2.954cm" svg:y="7.035cm">
          <text:p/>
          <draw:enhanced-geometry svg:viewBox="0 0 21600 21600" draw:mirror-vertical="true" draw:type="block-arc" draw:modifiers="134.949905342152 9980.9054170290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jörn Johansson</meta:initial-creator>
    <meta:creation-date>2022-02-05T09:46:52.107261438</meta:creation-date>
    <dc:date>2022-02-05T10:13:04.650733026</dc:date>
    <dc:creator>Björn Johansson</dc:creator>
    <meta:editing-duration>PT4M21S</meta:editing-duration>
    <meta:editing-cycles>1</meta:editing-cycles>
    <meta:document-statistic meta:object-count="31"/>
    <meta:generator>LibreOffice/7.3.0.3$Linux_X86_64 LibreOffice_project/30$Build-3</meta:generator>
  </office:meta>
</office:document-meta>
</file>